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205b" officeooo:paragraph-rsid="001b205b"/>
    </style:style>
    <style:style style:name="P2" style:family="paragraph" style:parent-style-name="Standard">
      <style:text-properties officeooo:rsid="001b8ec4" officeooo:paragraph-rsid="001b8ec4"/>
    </style:style>
    <style:style style:name="P3" style:family="paragraph" style:parent-style-name="Standard">
      <style:text-properties officeooo:rsid="001c5528" officeooo:paragraph-rsid="001c5528"/>
    </style:style>
    <style:style style:name="P4" style:family="paragraph" style:parent-style-name="Standard">
      <style:text-properties officeooo:rsid="001d0ca6" officeooo:paragraph-rsid="001d0ca6"/>
    </style:style>
    <style:style style:name="P5" style:family="paragraph" style:parent-style-name="Standard">
      <style:text-properties officeooo:rsid="001e12ac" officeooo:paragraph-rsid="001e12ac"/>
    </style:style>
    <style:style style:name="P6" style:family="paragraph" style:parent-style-name="Standard">
      <style:text-properties officeooo:rsid="001f3199" officeooo:paragraph-rsid="001f3199"/>
    </style:style>
    <style:style style:name="P7" style:family="paragraph" style:parent-style-name="Standard">
      <style:text-properties officeooo:rsid="001ff791" officeooo:paragraph-rsid="001ff791"/>
    </style:style>
    <style:style style:name="P8" style:family="paragraph" style:parent-style-name="Standard">
      <style:text-properties officeooo:rsid="00209139" officeooo:paragraph-rsid="00209139"/>
    </style:style>
    <style:style style:name="P9" style:family="paragraph" style:parent-style-name="Standard">
      <style:text-properties officeooo:rsid="0020e158" officeooo:paragraph-rsid="0020e158"/>
    </style:style>
    <style:style style:name="P10" style:family="paragraph" style:parent-style-name="Standard">
      <style:text-properties officeooo:rsid="00244605" officeooo:paragraph-rsid="00244605"/>
    </style:style>
    <style:style style:name="T1" style:family="text">
      <style:text-properties officeooo:rsid="0021330c"/>
    </style:style>
    <style:style style:name="T2" style:family="text">
      <style:text-properties officeooo:rsid="00214460"/>
    </style:style>
    <style:style style:name="T3" style:family="text">
      <style:text-properties officeooo:rsid="0022813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25ac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ce080c – annexes/FOSS-in-ToU</text:p>
      <text:p text:style-name="P2">7043411e – Supplements/Container-Compliance/Container-Compliance</text:p>
      <text:p text:style-name="P2">7941c14b ?</text:p>
      <text:p text:style-name="P3">9cd4705c?</text:p>
      <text:p text:style-name="P4">B60eadbf – supplements/container/compliance</text:p>
      <text:p text:style-name="P5">3361f07f – supplements/container-compliance</text:p>
      <text:p text:style-name="P5">3ad11560 – supplement container compliance</text:p>
      <text:p text:style-name="P6">5c54150d – annexes/GPL encryption</text:p>
      <text:p text:style-name="P7">97062d87 – makefile</text:p>
      <text:p text:style-name="P7"/>
      <text:p text:style-name="P8">bei: 2eb 7.12.21</text:p>
      <text:p text:style-name="P8"/>
      <text:p text:style-name="P9">NEU: Outsourcing FOSS development | Container compliance | License compatibility | <text:span text:style-name="T1">in house handling? | </text:span><text:span text:style-name="T2">thirds party rights </text:span><text:span text:style-name="T3">| FOSS in ToU? | GPL encryption</text:span></text:p>
      <text:p text:style-name="P9">→ <text:span text:style-name="T3">diese einbauen in Annex/Supplements</text:span></text:p>
      <text:p text:style-name="P9"/>
      <text:p text:style-name="P10">bei: 319f <text:span text:style-name="T4">role.te</text:span>x <text:span text:style-name="T5">12.01.22</text:span></text:p>
      <text:p text:style-name="P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Lohit Hindi1" svg:font-family="'Lohit Hindi'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Hindi1" style:font-family-complex="'Lohit Hind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09:55:50.429222515</meta:creation-date>
    <meta:generator>LibreOffice/7.2.5.2.0$Linux_X86_64 LibreOffice_project/20$Build-2</meta:generator>
    <dc:date>2022-01-31T17:57:20.024265477</dc:date>
    <meta:editing-duration>PT3H38M33S</meta:editing-duration>
    <meta:editing-cycles>3</meta:editing-cycles>
    <meta:document-statistic meta:table-count="0" meta:image-count="0" meta:object-count="0" meta:page-count="1" meta:paragraph-count="13" meta:word-count="57" meta:character-count="528" meta:non-whitespace-character-count="477"/>
  </office:meta>
</office:document-meta>
</file>